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knownMessageExchangeTypeException.UnknownMessageExchangeTypeException( MessageExchange messageExchange , Bean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knownMessageExchangeTypeException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knownMessageExchangeTypeException.getMessage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